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Deserializer.EnumDeserializer( Class &lt; ? &gt; enumClas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EnumDeserializer.valueOf( int ord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Deserializer.getEnumByHashCode( long hash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umDeserializer.deserialze( DefaultJSONParser parser , Type type , Object field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